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style:text-properties fo:font-size="12pt" style:font-size-asian="12pt" style:font-size-complex="12pt"/>
    </style:style>
    <style:style style:name="P4" style:family="paragraph" style:parent-style-name="Standard">
      <style:paragraph-properties fo:margin-top="0.1665in" fo:margin-bottom="0.1665in" loext:contextual-spacing="false" fo:line-height="100%"/>
      <style:text-properties fo:font-size="14pt" fo:font-weight="bold" style:font-size-asian="14pt" style:font-weight-asian="bold" style:font-size-complex="14pt"/>
    </style:style>
    <style:style style:name="P5" style:family="paragraph" style:parent-style-name="Standard" style:master-page-name="Standard">
      <style:paragraph-properties style:page-number="1"/>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1.1 Purpose</text:span></text:p>
      <text:p text:style-name="P1"/>
      <text:p text:style-name="Standard"><text:span text:style-name="T2">In today’s rapidly evolving job market, it can be difficult for students to transition from university to the working world. Students struggle to find opportunities that fit their skills and career goals, and companies spend a huge amount of time and effort trying to identify the right candidates. It’s critical to tackle this problem as a mismatch can influence a student’s early career development and a company’s ability to gather relevant talents. </text:span></text:p>
      <text:p text:style-name="P2"><text:span text:style-name="T3">Students&amp;Companies (S&amp;C) </text:span><text:span text:style-name="T2">tries to solve this problem. The platform allows students to search for internships, receive personalised recommendations, and refine their profiles to better align with industry expectations. Companies can advertise internships, receive tailored candidate suggestions, and benefit from a simplified hiring process through structured tools and mechanisms. Universities can monitor internships, ensure educational standards are met, and handle complaints or issues that may arise during internships.</text:span></text:p>
      <text:p text:style-name="P3"/>
      <text:p text:style-name="P2"><text:span text:style-name="T3">1.1.1 Goals</text:span></text:p>
      <text:p text:style-name="P2"><text:span text:style-name="T2">[G1] Help students find internships that align with their skills and career goals</text:span></text:p>
      <text:p text:style-name="P2"><text:span text:style-name="T2">[G2] Allow companies to advertise their internships, projects, and benefits to attract suitable candidates</text:span></text:p>
      <text:p text:style-name="P2"><text:span text:style-name="T2">[G3] Enable and simplify the connection between students and companies while supporting the selection process (e.g., interviews, questionnaires).</text:span></text:p>
      <text:p text:style-name="P2"><text:span text:style-name="T2">[G4] Provide tools to monitor internship progress, especially in cases of complaints or issues, by facilitating communication between students, universities, and companies</text:span></text:p>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8" meta:word-count="210" meta:character-count="1501" meta:non-whitespace-character-count="1298"/>
    <meta:generator>LibreOfficeDev/6.0.5.2$Linux_X86_64 LibreOffice_project/</meta:generator>
  </office:meta>
</office:document-meta>
</file>